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style="italic" style:font-name-asian="Menlo-Regular" style:font-size-asian="11pt" style:font-style-asian="italic" style:font-name-complex="Menlo-Regular" style:font-size-complex="11pt" style:font-style-complex="italic"/>
    </style:style>
    <style:style style:name="P4" style:family="paragraph" style:parent-style-name="Standard">
      <style:text-properties fo:color="#000000" style:font-name="Menlo-Regular" fo:font-size="11pt" fo:font-style="italic" fo:font-weight="normal" style:font-name-asian="Menlo-Regular" style:font-size-asian="11pt" style:font-style-asian="italic" style:font-weight-asian="normal" style:font-name-complex="Menlo-Regular" style:font-size-complex="11pt" style:font-style-complex="italic" style:font-weight-complex="normal"/>
    </style:style>
    <style:style style:name="P5" style:family="paragraph" style:parent-style-name="Standard">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6" style:family="paragraph" style:parent-style-name="Standard">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style:text-autospace="none"/>
      <style:text-properties fo:color="#000000" style:font-name="Menlo-Regular" fo:font-size="11pt" fo:font-style="italic" style:font-name-asian="Menlo-Regular" style:font-size-asian="11pt" style:font-style-asian="italic" style:font-name-complex="Menlo-Regular" style:font-size-complex="11pt" style:font-style-complex="italic"/>
    </style:style>
    <style:style style:name="P9" style:family="paragraph" style:parent-style-name="Standard">
      <style:text-properties fo:color="#000000" style:font-name="Menlo-Regular" fo:font-size="11pt" fo:font-style="italic" fo:font-weight="normal" style:font-name-asian="Menlo-Regular" style:font-size-asian="11pt" style:font-style-asian="italic" style:font-weight-asian="normal" style:font-name-complex="Menlo-Regular" style:font-size-complex="11pt" style:font-style-complex="italic" style:font-weight-complex="normal"/>
    </style:style>
    <style:style style:name="P10" style:family="paragraph" style:parent-style-name="Standard">
      <style:text-properties fo:color="#0000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P11" style:family="paragraph" style:parent-style-name="Standard">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Lab 1 Build a customized Linux Image</text:p>
      <text:p text:style-name="Standard"/>
      <text:p text:style-name="P2">Goal:</text:p>
      <text:p text:style-name="P2"/>
      <text:p text:style-name="Standard">In this lab, we will learn what is the base image, and how to combine a couple of different <text:s/>base images together and condense into one image.</text:p>
      <text:p text:style-name="Standard"/>
      <text:p text:style-name="Standard">The need for building a customized image is that a lot of time we would like to have our own tools set in our trustable based images, such as the enterprise-level images, or any images that is safe to use (being scanned or we know what it is) and we put trustable utilities in it and deliver such an image for customers to use. The customer here might be within the same organization or company.</text:p>
      <text:p text:style-name="Standard"/>
      <text:p text:style-name="Standard"/>
      <text:p text:style-name="P2">Step 1 Let us prepare the following Dockfile</text:p>
      <text:p text:style-name="Standard"/>
      <text:p text:style-name="P3">FROM ubuntu:latest</text:p>
      <text:p text:style-name="P3"/>
      <text:p text:style-name="P3"># Prevent interactive prompts during installation</text:p>
      <text:p text:style-name="P3">ENV DEBIAN_FRONTEND=noninteractive</text:p>
      <text:p text:style-name="P3"/>
      <text:p text:style-name="P3"># Install common networking and system utilities</text:p>
      <text:p text:style-name="P3">RUN apt-get update &amp;&amp; apt-get install -y \</text:p>
      <text:p text:style-name="P3"><text:s text:c="4"/>curl \</text:p>
      <text:p text:style-name="P3"><text:s text:c="4"/>wget \</text:p>
      <text:p text:style-name="P3"><text:s text:c="4"/>vim \</text:p>
      <text:p text:style-name="P3"><text:s text:c="4"/>iputils-ping \</text:p>
      <text:p text:style-name="P3"><text:s text:c="4"/>net-tools \</text:p>
      <text:p text:style-name="P3"><text:s text:c="4"/>build-essential \</text:p>
      <text:p text:style-name="P3"><text:s text:c="4"/>software-properties-common \</text:p>
      <text:p text:style-name="P8"><text:s text:c="4"/>&amp;&amp; rm -rf /var/lib/apt/lists/*</text:p>
      <text:p text:style-name="P7"/>
      <text:p text:style-name="P2">Step 2 Build the docker image in local</text:p>
      <text:p text:style-name="P2"/>
      <text:p text:style-name="P4">docker build -t ubuntu_vim:24.0.3 .</text:p>
      <text:p text:style-name="P5"/>
      <text:p text:style-name="P2">Step 3 Test the local image</text:p>
      <text:p text:style-name="P5"/>
      <text:p text:style-name="P6">The following command you get you into the Linux container,</text:p>
      <text:p text:style-name="P5"/>
      <text:p text:style-name="P4">docker run -it xlics05/ubuntu24.0.3_vim:latest bash</text:p>
      <text:p text:style-name="P4"/>
      <text:p text:style-name="P4">For instance, you can do `which vim`, `which ping`, `which ifconfig` to check the utilities have been installed ok.</text:p>
      <text:p text:style-name="P5"/>
      <text:p text:style-name="P5"/>
      <text:p text:style-name="P5"/>
      <text:p text:style-name="P5"/>
      <text:p text:style-name="P5"><text:soft-page-break/>Step 4 Push the image to the docker.io repo</text:p>
      <text:p text:style-name="P5"/>
      <text:p text:style-name="P4">The following command will tag it properly to be able to push to docker repo.</text:p>
      <text:p text:style-name="P4"/>
      <text:p text:style-name="P4">docker tag ubuntu_vim:24.0.3 xlics05/ubuntu24.0.3_vim</text:p>
      <text:p text:style-name="P4"/>
      <text:p text:style-name="P4">Before you push, you need to do the docker login</text:p>
      <text:p text:style-name="P4"/>
      <text:p text:style-name="P4"/>
      <text:p text:style-name="P4">docker login -u your_username</text:p>
      <text:p text:style-name="P4"/>
      <text:p text:style-name="P4">Note: Make sure you use the password and type it correctly or generate a token from the web portal.<text:line-break/><text:span text:style-name="T4"><text:line-break/>Next, you can push your image,</text:span></text:p>
      <text:p text:style-name="P10"/>
      <text:p text:style-name="P4">docker push xlics05/ubuntu24.0.3_vim</text:p>
      <text:p text:style-name="P4"/>
      <text:p text:style-name="P5"/>
      <text:p text:style-name="P5"/>
      <text:p text:style-name="P5">Step 5 Test download and verify image again</text:p>
      <text:p text:style-name="P5"/>
      <text:p text:style-name="P4">1/ Remove the image first</text:p>
      <text:p text:style-name="P4"/>
      <text:p text:style-name="P4">docker image rm xlics05/ubuntu24.0.3_vim:latest</text:p>
      <text:p text:style-name="P4"/>
      <text:p text:style-name="P4">2/ Download the image from your repo</text:p>
      <text:p text:style-name="P4"/>
      <text:p text:style-name="P5"><text:span text:style-name="T1">docker pull xlics05/ubuntu24.0.3</text:span><text:span text:style-name="T3">_vim:latest</text:span></text:p>
      <text:p text:style-name="P4"/>
      <text:p text:style-name="P4">3/ Run into the linux container and test out some commands</text:p>
      <text:p text:style-name="P4"/>
      <text:p text:style-name="P4">docker run -it xlics05/ubuntu24.0.3_vim:latest bash</text:p>
      <text:p text:style-name="P4"/>
      <text:p text:style-name="P4">For instance, you can do `which vim`, `which ping`, `which ifconfig` to check the utilities have been installed ok.</text:p>
      <text:p text:style-name="P4"/>
      <text:p text:style-name="P4">Note: You can always login to your web portal to check your image that has been pushed. Please refer to my other tutorials or videos to check how to use the docker web por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6-04-14T21:04:35</meta:creation-date>
    <dc:date>2026-04-14T21:18:30</dc:date>
    <dc:creator>kevin li</dc:creator>
    <meta:editing-duration>PT13M27S</meta:editing-duration>
    <meta:editing-cycles>30</meta:editing-cycles>
    <meta:generator>OpenOffice/4.1.15$Unix OpenOffice.org_project/4115m2$Build-9813</meta:generator>
    <meta:document-statistic meta:table-count="0" meta:image-count="0" meta:object-count="0" meta:page-count="2" meta:paragraph-count="40" meta:word-count="381" meta:character-count="2304"/>
  </office:meta>
</office:document-meta>
</file>